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7493631757" calcext:value-type="float">
            <text:p>7493631757</text:p>
          </table:table-cell>
          <table:table-cell office:value-type="float" office:value="37302591254" calcext:value-type="float">
            <text:p>37302591254</text:p>
          </table:table-cell>
          <table:table-cell office:value-type="float" office:value="140105574375" calcext:value-type="float">
            <text:p>140105574375</text:p>
          </table:table-cell>
          <table:table-cell office:value-type="float" office:value="453419360821" calcext:value-type="float">
            <text:p>453419360821</text:p>
          </table:table-cell>
        </table:table-row>
        <table:table-row table:style-name="ro1">
          <table:table-cell office:value-type="float" office:value="6940589631" calcext:value-type="float">
            <text:p>6940589631</text:p>
          </table:table-cell>
          <table:table-cell office:value-type="float" office:value="34226735663" calcext:value-type="float">
            <text:p>34226735663</text:p>
          </table:table-cell>
          <table:table-cell office:value-type="float" office:value="122786393205" calcext:value-type="float">
            <text:p>122786393205</text:p>
          </table:table-cell>
          <table:table-cell office:value-type="float" office:value="463946351800" calcext:value-type="float">
            <text:p>463946351800</text:p>
          </table:table-cell>
        </table:table-row>
        <table:table-row table:style-name="ro1">
          <table:table-cell office:value-type="float" office:value="7643410210" calcext:value-type="float">
            <text:p>7643410210</text:p>
          </table:table-cell>
          <table:table-cell office:value-type="float" office:value="36660761738" calcext:value-type="float">
            <text:p>36660761738</text:p>
          </table:table-cell>
          <table:table-cell office:value-type="float" office:value="127798360679" calcext:value-type="float">
            <text:p>127798360679</text:p>
          </table:table-cell>
          <table:table-cell office:value-type="float" office:value="439670557579" calcext:value-type="float">
            <text:p>439670557579</text:p>
          </table:table-cell>
        </table:table-row>
        <table:table-row table:style-name="ro1">
          <table:table-cell office:value-type="float" office:value="7032793669" calcext:value-type="float">
            <text:p>7032793669</text:p>
          </table:table-cell>
          <table:table-cell office:value-type="float" office:value="34236649520" calcext:value-type="float">
            <text:p>34236649520</text:p>
          </table:table-cell>
          <table:table-cell office:value-type="float" office:value="117885004641" calcext:value-type="float">
            <text:p>117885004641</text:p>
          </table:table-cell>
          <table:table-cell office:value-type="float" office:value="457523353052" calcext:value-type="float">
            <text:p>457523353052</text:p>
          </table:table-cell>
        </table:table-row>
        <table:table-row table:style-name="ro1">
          <table:table-cell office:value-type="float" office:value="7285915798" calcext:value-type="float">
            <text:p>7285915798</text:p>
          </table:table-cell>
          <table:table-cell office:value-type="float" office:value="35379571814" calcext:value-type="float">
            <text:p>35379571814</text:p>
          </table:table-cell>
          <table:table-cell office:value-type="float" office:value="124190963533" calcext:value-type="float">
            <text:p>124190963533</text:p>
          </table:table-cell>
          <table:table-cell office:value-type="float" office:value="480178874657" calcext:value-type="float">
            <text:p>480178874657</text:p>
          </table:table-cell>
        </table:table-row>
        <table:table-row table:style-name="ro1">
          <table:table-cell office:value-type="float" office:value="8563359945" calcext:value-type="float">
            <text:p>8563359945</text:p>
          </table:table-cell>
          <table:table-cell office:value-type="float" office:value="35680149283" calcext:value-type="float">
            <text:p>35680149283</text:p>
          </table:table-cell>
          <table:table-cell table:number-columns-repeated="2"/>
        </table:table-row>
        <table:table-row table:style-name="ro1">
          <table:table-cell office:value-type="float" office:value="7346417757" calcext:value-type="float">
            <text:p>7346417757</text:p>
          </table:table-cell>
          <table:table-cell office:value-type="float" office:value="36107319901" calcext:value-type="float">
            <text:p>36107319901</text:p>
          </table:table-cell>
          <table:table-cell table:number-columns-repeated="2"/>
        </table:table-row>
        <table:table-row table:style-name="ro1">
          <table:table-cell office:value-type="float" office:value="6906524714" calcext:value-type="float">
            <text:p>6906524714</text:p>
          </table:table-cell>
          <table:table-cell office:value-type="float" office:value="35193533228" calcext:value-type="float">
            <text:p>35193533228</text:p>
          </table:table-cell>
          <table:table-cell table:number-columns-repeated="2"/>
        </table:table-row>
        <table:table-row table:style-name="ro1">
          <table:table-cell office:value-type="float" office:value="6907627548" calcext:value-type="float">
            <text:p>6907627548</text:p>
          </table:table-cell>
          <table:table-cell office:value-type="float" office:value="35076739810" calcext:value-type="float">
            <text:p>35076739810</text:p>
          </table:table-cell>
          <table:table-cell table:number-columns-repeated="2"/>
        </table:table-row>
        <table:table-row table:style-name="ro1">
          <table:table-cell office:value-type="float" office:value="6957029188" calcext:value-type="float">
            <text:p>6957029188</text:p>
          </table:table-cell>
          <table:table-cell office:value-type="float" office:value="35631190824" calcext:value-type="float">
            <text:p>356311908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formula="of:=AVERAGE([.A1:.A10])" office:value-type="float" office:value="7307730021.7" calcext:value-type="float">
            <text:p>7307730021.7</text:p>
          </table:table-cell>
          <table:table-cell table:formula="of:=AVERAGE([.B1:.B10])" office:value-type="float" office:value="35549524303.5" calcext:value-type="float">
            <text:p>35549524303.5</text:p>
          </table:table-cell>
          <table:table-cell table:formula="of:=AVERAGE([.C1:.C5])" office:value-type="float" office:value="126553259286.6" calcext:value-type="float">
            <text:p>126553259286.6</text:p>
          </table:table-cell>
          <table:table-cell table:formula="of:=AVERAGE([.D1:.D5])" office:value-type="float" office:value="458947699581.8" calcext:value-type="float">
            <text:p>458947699581.8</text:p>
          </table:table-cell>
        </table:table-row>
        <table:table-row table:style-name="ro1">
          <table:table-cell table:formula="of:=[.A12]/1000000000" office:value-type="float" office:value="7.3077300217" calcext:value-type="float">
            <text:p>7.3077300217</text:p>
          </table:table-cell>
          <table:table-cell table:formula="of:=[.B12]/1000000000" office:value-type="float" office:value="35.5495243035" calcext:value-type="float">
            <text:p>35.5495243035</text:p>
          </table:table-cell>
          <table:table-cell table:formula="of:=[.C12]/1000000000" office:value-type="float" office:value="126.5532592866" calcext:value-type="float">
            <text:p>126.5532592866</text:p>
          </table:table-cell>
          <table:table-cell table:formula="of:=[.D12]/1000000000" office:value-type="float" office:value="458.9476995818" calcext:value-type="float">
            <text:p>458.9476995818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20:59:44.498969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8:28:47.131818331</meta:creation-date>
    <meta:editing-duration>PT2H20M22S</meta:editing-duration>
    <meta:editing-cycles>3</meta:editing-cycles>
    <meta:generator>LibreOffice/5.1.6.2$Linux_X86_64 LibreOffice_project/10m0$Build-2</meta:generator>
    <dc:date>2017-04-03T21:51:15.770195828</dc:date>
    <meta:document-statistic meta:table-count="1" meta:cell-count="39" meta:object-count="0"/>
  </office:meta>
</office:document-meta>
</file>